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#include&lt;string&gt;</text:p>
      <text:p text:style-name="Standard">using namespace std;</text:p>
      <text:p text:style-name="Standard"/>
      <text:p text:style-name="Standard">class Node</text:p>
      <text:p text:style-name="Standard">{</text:p>
      <text:p text:style-name="Standard"><text:tab/>string *keys;</text:p>
      <text:p text:style-name="Standard"><text:tab/>int t;</text:p>
      <text:p text:style-name="Standard"><text:tab/>Node **C;</text:p>
      <text:p text:style-name="Standard"><text:tab/>int n;</text:p>
      <text:p text:style-name="Standard"><text:tab/>bool leaf;</text:p>
      <text:p text:style-name="Standard">public:</text:p>
      <text:p text:style-name="Standard"><text:tab/>Node(int _t, bool _leaf);</text:p>
      <text:p text:style-name="Standard"/>
      <text:p text:style-name="Standard"><text:tab/>void insertNonFull(string k);</text:p>
      <text:p text:style-name="Standard"/>
      <text:p text:style-name="Standard"><text:tab/>void splitChild(int i, Node *y);</text:p>
      <text:p text:style-name="Standard"/>
      <text:p text:style-name="Standard"><text:tab/>void print();</text:p>
      <text:p text:style-name="Standard"/>
      <text:p text:style-name="Standard"><text:tab/>Node *search(string k);</text:p>
      <text:p text:style-name="Standard"/>
      <text:p text:style-name="Standard">friend class BTree;</text:p>
      <text:p text:style-name="Standard">};</text:p>
      <text:p text:style-name="Standard"/>
      <text:p text:style-name="Standard">class BTree</text:p>
      <text:p text:style-name="Standard">{</text:p>
      <text:p text:style-name="Standard"><text:tab/>Node *root;</text:p>
      <text:p text:style-name="Standard"><text:tab/>int t;</text:p>
      <text:p text:style-name="Standard">public:</text:p>
      <text:p text:style-name="Standard"><text:tab/>BTree(int _t)</text:p>
      <text:p text:style-name="Standard"><text:tab/>{ root = NULL; t = _t; }</text:p>
      <text:p text:style-name="Standard"/>
      <text:p text:style-name="Standard"><text:tab/>void print()</text:p>
      <text:p text:style-name="Standard"><text:tab/>{ if (root != NULL) root-&gt;print(); }</text:p>
      <text:p text:style-name="Standard"/>
      <text:p text:style-name="Standard"><text:tab/>Node* search(string k)</text:p>
      <text:p text:style-name="Standard"><text:tab/>{ return (root == NULL)? NULL : root-&gt;search(k); }</text:p>
      <text:p text:style-name="Standard"/>
      <text:p text:style-name="Standard"><text:tab/>void insert(string k);</text:p>
      <text:p text:style-name="Standard">};</text:p>
      <text:p text:style-name="Standard"/>
      <text:p text:style-name="Standard">Node::Node(int t1, bool leaf1)</text:p>
      <text:p text:style-name="Standard">{</text:p>
      <text:p text:style-name="Standard"><text:tab/>t = t1;</text:p>
      <text:p text:style-name="Standard"><text:tab/>leaf = leaf1;</text:p>
      <text:p text:style-name="Standard"/>
      <text:p text:style-name="Standard"><text:tab/>keys = new string[2*t-1];</text:p>
      <text:p text:style-name="Standard"><text:tab/>C = new Node *[2*t];</text:p>
      <text:p text:style-name="Standard"/>
      <text:p text:style-name="Standard"><text:tab/>n = 0;</text:p>
      <text:p text:style-name="Standard">}</text:p>
      <text:p text:style-name="Standard"><text:soft-page-break/></text:p>
      <text:p text:style-name="Standard">void BTree::insert(string k)</text:p>
      <text:p text:style-name="Standard">{</text:p>
      <text:p text:style-name="Standard"><text:tab/>if (root == NULL)</text:p>
      <text:p text:style-name="Standard"><text:tab/>{</text:p>
      <text:p text:style-name="Standard"><text:tab/><text:tab/>root = new Node(t, true);</text:p>
      <text:p text:style-name="Standard"><text:tab/><text:tab/>root-&gt;keys[0] = k;</text:p>
      <text:p text:style-name="Standard"><text:tab/><text:tab/>root-&gt;n = 1;</text:p>
      <text:p text:style-name="Standard"><text:tab/>}</text:p>
      <text:p text:style-name="Standard"><text:tab/>else</text:p>
      <text:p text:style-name="Standard"><text:tab/>{</text:p>
      <text:p text:style-name="Standard"><text:tab/><text:tab/>if (root-&gt;n == 2*t-1)</text:p>
      <text:p text:style-name="Standard"><text:tab/><text:tab/>{</text:p>
      <text:p text:style-name="Standard"><text:tab/><text:tab/><text:tab/>Node *s = new Node(t, false);</text:p>
      <text:p text:style-name="Standard"><text:tab/><text:tab/><text:tab/>s-&gt;C[0] = root;</text:p>
      <text:p text:style-name="Standard"><text:tab/><text:tab/><text:tab/>s-&gt;splitChild(0, root);</text:p>
      <text:p text:style-name="Standard"/>
      <text:p text:style-name="Standard"><text:tab/><text:tab/><text:tab/>int i = 0;</text:p>
      <text:p text:style-name="Standard"><text:tab/><text:tab/><text:tab/>if (s-&gt;keys[0] &lt; k)</text:p>
      <text:p text:style-name="Standard"><text:tab/><text:tab/><text:tab/><text:tab/>i++;</text:p>
      <text:p text:style-name="Standard"><text:tab/><text:tab/><text:tab/>s-&gt;C[i]-&gt;insertNonFull(k);</text:p>
      <text:p text:style-name="Standard"/>
      <text:p text:style-name="Standard"><text:tab/><text:tab/><text:tab/>root = s;</text:p>
      <text:p text:style-name="Standard"><text:tab/><text:tab/>}</text:p>
      <text:p text:style-name="Standard"><text:tab/><text:tab/>else</text:p>
      <text:p text:style-name="Standard"><text:tab/><text:tab/><text:tab/>root-&gt;insertNonFull(k);</text:p>
      <text:p text:style-name="Standard"><text:tab/>}</text:p>
      <text:p text:style-name="Standard">}</text:p>
      <text:p text:style-name="Standard"/>
      <text:p text:style-name="Standard">void Node::insertNonFull(string k)</text:p>
      <text:p text:style-name="Standard">{</text:p>
      <text:p text:style-name="Standard"><text:tab/>int i = n-1;</text:p>
      <text:p text:style-name="Standard"/>
      <text:p text:style-name="Standard"><text:tab/>if (leaf == true)</text:p>
      <text:p text:style-name="Standard"><text:tab/>{</text:p>
      <text:p text:style-name="Standard"><text:tab/><text:tab/>while (i &gt;= 0 &amp;&amp; keys[i] &gt; k)</text:p>
      <text:p text:style-name="Standard"><text:tab/><text:tab/>{</text:p>
      <text:p text:style-name="Standard"><text:tab/><text:tab/><text:tab/>keys[i+1] = keys[i];</text:p>
      <text:p text:style-name="Standard"><text:tab/><text:tab/><text:tab/>i--;</text:p>
      <text:p text:style-name="Standard"><text:tab/><text:tab/>}</text:p>
      <text:p text:style-name="Standard"/>
      <text:p text:style-name="Standard"><text:tab/><text:tab/>keys[i+1] = k;</text:p>
      <text:p text:style-name="Standard"><text:tab/><text:tab/>n = n+1;</text:p>
      <text:p text:style-name="Standard"><text:tab/>}</text:p>
      <text:p text:style-name="Standard"><text:tab/>else</text:p>
      <text:p text:style-name="Standard"><text:tab/>{</text:p>
      <text:p text:style-name="Standard"><text:tab/><text:tab/>while (i &gt;= 0 &amp;&amp; keys[i] &gt; k)</text:p>
      <text:p text:style-name="Standard"><text:tab/><text:tab/><text:tab/>i--;</text:p>
      <text:p text:style-name="Standard"/>
      <text:p text:style-name="Standard"><text:tab/><text:tab/>if (C[i+1]-&gt;n == 2*t-1)</text:p>
      <text:p text:style-name="Standard"><text:tab/><text:tab/>{</text:p>
      <text:p text:style-name="Standard"><text:tab/><text:tab/><text:tab/>splitChild(i+1, C[i+1]);</text:p>
      <text:p text:style-name="Standard"><text:soft-page-break/></text:p>
      <text:p text:style-name="Standard"><text:tab/><text:tab/><text:tab/>if (keys[i+1] &lt; k)</text:p>
      <text:p text:style-name="Standard"><text:tab/><text:tab/><text:tab/><text:tab/>i++;</text:p>
      <text:p text:style-name="Standard"><text:tab/><text:tab/>}</text:p>
      <text:p text:style-name="Standard"><text:tab/><text:tab/>C[i+1]-&gt;insertNonFull(k);</text:p>
      <text:p text:style-name="Standard"><text:tab/>}</text:p>
      <text:p text:style-name="Standard">}</text:p>
      <text:p text:style-name="Standard"/>
      <text:p text:style-name="Standard">void Node::splitChild(int i, Node *y)</text:p>
      <text:p text:style-name="Standard">{</text:p>
      <text:p text:style-name="Standard"><text:tab/>Node *z = new Node(y-&gt;t, y-&gt;leaf);</text:p>
      <text:p text:style-name="Standard"><text:tab/>z-&gt;n = t - 1;</text:p>
      <text:p text:style-name="Standard"/>
      <text:p text:style-name="Standard"><text:tab/>for (int j = 0; j &lt; t-1; j++)</text:p>
      <text:p text:style-name="Standard"><text:tab/><text:tab/>z-&gt;keys[j] = y-&gt;keys[j+t];</text:p>
      <text:p text:style-name="Standard"/>
      <text:p text:style-name="Standard"><text:tab/>if (y-&gt;leaf == false)</text:p>
      <text:p text:style-name="Standard"><text:tab/>{</text:p>
      <text:p text:style-name="Standard"><text:tab/><text:tab/>for (int j = 0; j &lt; t; j++)</text:p>
      <text:p text:style-name="Standard"><text:tab/><text:tab/><text:tab/>z-&gt;C[j] = y-&gt;C[j+t];</text:p>
      <text:p text:style-name="Standard"><text:tab/>}</text:p>
      <text:p text:style-name="Standard"/>
      <text:p text:style-name="Standard"><text:tab/>y-&gt;n = t - 1;</text:p>
      <text:p text:style-name="Standard"/>
      <text:p text:style-name="Standard"><text:tab/>for (int j = n; j &gt;= i+1; j--)</text:p>
      <text:p text:style-name="Standard"><text:tab/><text:tab/>C[j+1] = C[j];</text:p>
      <text:p text:style-name="Standard"/>
      <text:p text:style-name="Standard"><text:tab/>C[i+1] = z;</text:p>
      <text:p text:style-name="Standard"/>
      <text:p text:style-name="Standard"><text:tab/>for (int j = n-1; j &gt;= i; j--)</text:p>
      <text:p text:style-name="Standard"><text:tab/><text:tab/>keys[j+1] = keys[j];</text:p>
      <text:p text:style-name="Standard"/>
      <text:p text:style-name="Standard"><text:tab/>keys[i] = y-&gt;keys[t-1];</text:p>
      <text:p text:style-name="Standard"/>
      <text:p text:style-name="Standard"><text:tab/>n = n + 1;</text:p>
      <text:p text:style-name="Standard">}</text:p>
      <text:p text:style-name="Standard"/>
      <text:p text:style-name="Standard">void Node::print()</text:p>
      <text:p text:style-name="Standard">{</text:p>
      <text:p text:style-name="Standard"><text:tab/>int i;</text:p>
      <text:p text:style-name="Standard"><text:tab/>for (i = 0; i &lt; n; i++)</text:p>
      <text:p text:style-name="Standard"><text:tab/>{</text:p>
      <text:p text:style-name="Standard"><text:tab/><text:tab/>if (leaf == false)</text:p>
      <text:p text:style-name="Standard"><text:tab/><text:tab/><text:tab/>C[i]-&gt;print();</text:p>
      <text:p text:style-name="Standard"><text:tab/><text:tab/>cout &lt;&lt; " " &lt;&lt; keys[i];</text:p>
      <text:p text:style-name="Standard"><text:tab/>}</text:p>
      <text:p text:style-name="Standard"/>
      <text:p text:style-name="Standard"><text:tab/>if (leaf == false)</text:p>
      <text:p text:style-name="Standard"><text:tab/><text:tab/>C[i]-&gt;print();</text:p>
      <text:p text:style-name="Standard">}</text:p>
      <text:p text:style-name="Standard"/>
      <text:p text:style-name="Standard">Node *Node::search(string k)</text:p>
      <text:p text:style-name="Standard"><text:soft-page-break/>{</text:p>
      <text:p text:style-name="Standard"><text:tab/>int i = 0;</text:p>
      <text:p text:style-name="Standard"><text:tab/>while (i &lt; n &amp;&amp; k &gt; keys[i])</text:p>
      <text:p text:style-name="Standard"><text:tab/><text:tab/>i++;</text:p>
      <text:p text:style-name="Standard"/>
      <text:p text:style-name="Standard"><text:tab/>if (keys[i] == k)</text:p>
      <text:p text:style-name="Standard"><text:tab/><text:tab/>return this;</text:p>
      <text:p text:style-name="Standard"/>
      <text:p text:style-name="Standard"><text:tab/>if (leaf == true)</text:p>
      <text:p text:style-name="Standard"><text:tab/><text:tab/>return NULL;</text:p>
      <text:p text:style-name="Standard"/>
      <text:p text:style-name="Standard"><text:tab/>return C[i]-&gt;search(k);</text:p>
      <text:p text:style-name="Standard">}</text:p>
      <text:p text:style-name="Standard"/>
      <text:p text:style-name="Standard">int main()</text:p>
      <text:p text:style-name="Standard">{</text:p>
      <text:p text:style-name="Standard"><text:tab/>BTree t(2);</text:p>
      <text:p text:style-name="Standard"><text:tab/>int n;</text:p>
      <text:p text:style-name="Standard"><text:tab/>cin &gt;&gt; n;</text:p>
      <text:p text:style-name="Standard"><text:tab/>for (int i = 0; i &lt; n; i++) {</text:p>
      <text:p text:style-name="Standard"><text:tab/><text:tab/>string x;</text:p>
      <text:p text:style-name="Standard"><text:tab/><text:tab/>cin &gt;&gt; x;</text:p>
      <text:p text:style-name="Standard"><text:tab/><text:tab/>t.insert(x);</text:p>
      <text:p text:style-name="Standard"><text:tab/>}</text:p>
      <text:p text:style-name="Standard"/>
      <text:p text:style-name="Standard"><text:tab/>cout &lt;&lt; "In-order traversal:";</text:p>
      <text:p text:style-name="Standard"><text:tab/>t.print();</text:p>
      <text:p text:style-name="Standard"/>
      <text:p text:style-name="Standard"><text:tab/>string k = "a";</text:p>
      <text:p text:style-name="Standard"><text:tab/>(t.search(k) != NULL)? cout &lt;&lt; "\n" &lt;&lt; k &lt;&lt; " is found" : cout &lt;&lt; "\n" &lt;&lt; k &lt;&lt; " is not found";</text:p>
      <text:p text:style-name="Standard"/>
      <text:p text:style-name="Standard"><text:s text:c="4"/>k = "b";</text:p>
      <text:p text:style-name="Standard"><text:tab/>(t.search(k) != NULL)? cout &lt;&lt; "\n" &lt;&lt; k &lt;&lt; " is found" : cout &lt;&lt; "\n" &lt;&lt; k &lt;&lt; " is not found";</text:p>
      <text:p text:style-name="Standard"/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4:13:53.064725049</meta:creation-date>
    <dc:date>2021-11-16T14:33:56.169363558</dc:date>
    <meta:editing-duration>PT20M3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4" meta:paragraph-count="151" meta:word-count="469" meta:character-count="2353" meta:non-whitespace-character-count="1852"/>
  </office:meta>
</office:document-meta>
</file>